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d675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2469e6"/>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469e6"/>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paragraph-properties fo:margin-left="0in" fo:margin-right="0in" fo:text-align="justify" style:justify-single-word="false" fo:text-indent="0.1965in" style:auto-text-indent="false"/>
      <style:text-properties officeooo:rsid="0020dfed" officeooo:paragraph-rsid="0020dfed"/>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Text_20_body">
      <style:paragraph-properties fo:text-align="justify" style:justify-single-word="false"/>
    </style:style>
    <style:style style:name="P73" style:family="paragraph" style:parent-style-name="Text_20_body">
      <style:text-properties fo:color="#ff6600" fo:language="ru" fo:country="RU"/>
    </style:style>
    <style:style style:name="P74" style:family="paragraph" style:parent-style-name="Text_20_body">
      <style:text-properties fo:language="ru" fo:country="RU"/>
    </style:style>
    <style:style style:name="P75" style:family="paragraph" style:parent-style-name="Text_20_body">
      <loext:graphic-properties draw:fill="solid" draw:fill-color="#eeeeee" draw:opacity="100%"/>
      <style:paragraph-properties fo:background-color="#eeeeee"/>
      <style:text-properties fo:language="ru" fo:country="RU"/>
    </style:style>
    <style:style style:name="P7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center" style:justify-single-word="false" fo:text-indent="0in" style:auto-text-indent="false"/>
    </style:style>
    <style:style style:name="P8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1" style:family="paragraph" style:parent-style-name="Footnote">
      <style:text-properties fo:language="en" fo:country="US"/>
    </style:style>
    <style:style style:name="P92" style:family="paragraph" style:parent-style-name="Footnot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0" style:family="paragraph" style:parent-style-name="Text_20_body" style:list-style-name="L1">
      <style:paragraph-properties fo:text-align="justify" style:justify-single-word="false"/>
    </style:style>
    <style:style style:name="P101" style:family="paragraph" style:parent-style-name="Text_20_body" style:list-style-name="L1">
      <style:paragraph-properties fo:text-align="justify" style:justify-single-word="false"/>
      <style:text-properties fo:language="ru" fo:country="RU"/>
    </style:style>
    <style:style style:name="P102" style:family="paragraph" style:parent-style-name="Text_20_body" style:list-style-name="L2">
      <style:paragraph-properties fo:text-align="justify" style:justify-single-word="false"/>
      <style:text-properties fo:language="ru" fo:country="RU"/>
    </style:style>
    <style:style style:name="P103" style:family="paragraph" style:parent-style-name="Text_20_body" style:list-style-name="L3">
      <style:text-properties fo:language="ru" fo:country="RU"/>
    </style:style>
    <style:style style:name="P10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5"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65196"/>
    </style:style>
    <style:style style:name="P106"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95e44"/>
    </style:style>
    <style:style style:name="P107"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aca68"/>
    </style:style>
    <style:style style:name="P108"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06cf2"/>
    </style:style>
    <style:style style:name="P109"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28f0d"/>
    </style:style>
    <style:style style:name="P110"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a050a"/>
    </style:style>
    <style:style style:name="P111" style:family="paragraph" style:parent-style-name="Text_20_body">
      <style:paragraph-properties fo:margin-left="0in" fo:margin-right="0in" fo:text-align="justify" style:justify-single-word="false" fo:text-indent="0.1965in" style:auto-text-indent="false"/>
      <style:text-properties fo:language="ru" fo:country="RU" officeooo:rsid="00265196" officeooo:paragraph-rsid="00265196"/>
    </style:style>
    <style:style style:name="P112" style:family="paragraph" style:parent-style-name="Text_20_body">
      <style:paragraph-properties fo:margin-left="0in" fo:margin-right="0in" fo:text-align="justify" style:justify-single-word="false" fo:text-indent="0.1965in" style:auto-text-indent="false"/>
      <style:text-properties fo:language="ru" fo:country="RU" officeooo:rsid="002b87f8" officeooo:paragraph-rsid="002cfabc"/>
    </style:style>
    <style:style style:name="P113" style:family="paragraph" style:parent-style-name="Text_20_body">
      <style:paragraph-properties fo:margin-left="0in" fo:margin-right="0in" fo:text-align="justify" style:justify-single-word="false" fo:text-indent="0.1965in" style:auto-text-indent="false"/>
      <style:text-properties fo:language="ru" fo:country="RU" officeooo:rsid="0031ac92" officeooo:paragraph-rsid="0031ac92"/>
    </style:style>
    <style:style style:name="P114" style:family="paragraph" style:parent-style-name="Text_20_body">
      <style:paragraph-properties fo:margin-left="0in" fo:margin-right="0in" fo:text-align="justify" style:justify-single-word="false" fo:text-indent="0.1965in" style:auto-text-indent="false"/>
      <style:text-properties fo:language="ru" fo:country="RU" officeooo:rsid="00378faf" officeooo:paragraph-rsid="00378faf"/>
    </style:style>
    <style:style style:name="P115" style:family="paragraph" style:parent-style-name="Text_20_body">
      <style:paragraph-properties fo:margin-left="0in" fo:margin-right="0in" fo:text-align="justify" style:justify-single-word="false" fo:text-indent="0.1965in" style:auto-text-indent="false"/>
      <style:text-properties fo:language="ru" fo:country="RU" officeooo:rsid="003c9526" officeooo:paragraph-rsid="003c9526"/>
    </style:style>
    <style:style style:name="P11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Heading_20_1">
      <loext:graphic-properties draw:fill="solid" draw:fill-color="#eeeeee" draw:opacity="100%"/>
      <style:paragraph-properties fo:background-color="#eeeeee"/>
    </style:style>
    <style:style style:name="P121" style:family="paragraph" style:parent-style-name="Heading_20_1">
      <style:paragraph-properties fo:margin-left="0in" fo:margin-right="0in" fo:text-align="center" style:justify-single-word="false" fo:text-indent="0.1965in" style:auto-text-indent="false"/>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loext:graphic-properties draw:fill="solid" draw:fill-color="#eeeeee" draw:opacity="100%"/>
      <style:paragraph-properties fo:background-color="#eeeeee"/>
      <style:text-properties fo:language="ru" fo:country="RU"/>
    </style:style>
    <style:style style:name="P125" style:family="paragraph" style:parent-style-name="Heading_20_2">
      <loext:graphic-properties draw:fill="solid" draw:fill-color="#eeeeee" draw:opacity="100%"/>
      <style:paragraph-properties fo:background-color="#eeeeee"/>
    </style:style>
    <style:style style:name="P12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cc627"/>
    </style:style>
    <style:style style:name="T6" style:family="text">
      <style:text-properties fo:language="ru" fo:country="RU" officeooo:rsid="001d675e"/>
    </style:style>
    <style:style style:name="T7" style:family="text">
      <style:text-properties fo:language="ru" fo:country="RU" officeooo:rsid="001f4f32"/>
    </style:style>
    <style:style style:name="T8" style:family="text">
      <style:text-properties fo:language="ru" fo:country="RU" officeooo:rsid="002005cc"/>
    </style:style>
    <style:style style:name="T9" style:family="text">
      <style:text-properties fo:language="ru" fo:country="RU" officeooo:rsid="002154b0"/>
    </style:style>
    <style:style style:name="T10" style:family="text">
      <style:text-properties fo:language="ru" fo:country="RU" officeooo:rsid="002299eb"/>
    </style:style>
    <style:style style:name="T11" style:family="text">
      <style:text-properties fo:language="ru" fo:country="RU" officeooo:rsid="0022d23c"/>
    </style:style>
    <style:style style:name="T12" style:family="text">
      <style:text-properties fo:language="ru" fo:country="RU" officeooo:rsid="00230138"/>
    </style:style>
    <style:style style:name="T13" style:family="text">
      <style:text-properties fo:language="ru" fo:country="RU" officeooo:rsid="0023c457"/>
    </style:style>
    <style:style style:name="T14" style:family="text">
      <style:text-properties fo:language="ru" fo:country="RU" officeooo:rsid="002469e6"/>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officeooo:rsid="0017d3d9"/>
    </style:style>
    <style:style style:name="T39" style:family="text">
      <style:text-properties officeooo:rsid="00184141"/>
    </style:style>
    <style:style style:name="T40" style:family="text">
      <style:text-properties officeooo:rsid="00196026"/>
    </style:style>
    <style:style style:name="T41" style:family="text">
      <style:text-properties officeooo:rsid="001b4618"/>
    </style:style>
    <style:style style:name="T42" style:family="text">
      <style:text-properties officeooo:rsid="002469e6"/>
    </style:style>
    <style:style style:name="T43" style:family="text">
      <style:text-properties officeooo:rsid="0027e927"/>
    </style:style>
    <style:style style:name="T44" style:family="text">
      <style:text-properties officeooo:rsid="00295e44"/>
    </style:style>
    <style:style style:name="T45" style:family="text">
      <style:text-properties officeooo:rsid="002aca68"/>
    </style:style>
    <style:style style:name="T46" style:family="text">
      <style:text-properties officeooo:rsid="002cfabc"/>
    </style:style>
    <style:style style:name="T47" style:family="text">
      <style:text-properties officeooo:rsid="002f630d"/>
    </style:style>
    <style:style style:name="T48" style:family="text">
      <style:text-properties officeooo:rsid="00300cd6"/>
    </style:style>
    <style:style style:name="T49" style:family="text">
      <style:text-properties officeooo:rsid="00306cf2"/>
    </style:style>
    <style:style style:name="T50" style:family="text">
      <style:text-properties officeooo:rsid="00328f0d"/>
    </style:style>
    <style:style style:name="T51" style:family="text">
      <style:text-properties officeooo:rsid="0035d306"/>
    </style:style>
    <style:style style:name="T52" style:family="text">
      <style:text-properties officeooo:rsid="00397e39"/>
    </style:style>
    <style:style style:name="T53" style:family="text">
      <style:text-properties officeooo:rsid="003a050a"/>
    </style:style>
    <style:style style:name="T54" style:family="text">
      <style:text-properties officeooo:rsid="003bac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Последний фанфик</text:h>
      <text:p text:style-name="P4">От Massaraksh</text:p>
      <text:p text:style-name="P1"/>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55406979175685446" text:style-name="L1">
        <text:list-item>
          <text:p text:style-name="P100">добавить детектив <text:span text:style-name="T1">(реализовано)</text:span>+ магические уроки/трактаты Старсвирла</text:p>
        </text:list-item>
        <text:list-item>
          <text:p text:style-name="P101">Терра несколько раз пытается убить Макса (один раз — в аквапарке). Несколько раз Макса спасает Селестия (даёт приказы Нексусу)</text:p>
        </text:list-item>
        <text:list-item>
          <text:p text:style-name="P101">Книги:</text:p>
        </text:list-item>
      </text:list>
      <text:list xml:id="list4995647071215800111" text:style-name="L2">
        <text:list-item>
          <text:p text:style-name="P102">«Великие грифоны прошлого» - из канона (5<text:span text:style-name="T15">s8e)</text:span></text:p>
        </text:list-item>
        <text:list-item>
          <text:p text:style-name="P102">«Высшие заклинания в повседневном использовании: от песчинки до дворца»</text:p>
        </text:list-item>
        <text:list-item>
          <text:p text:style-name="P102">«Малоизвестные аспекты магии трансформаций»</text:p>
        </text:list-item>
        <text:list-item>
          <text:p text:style-name="P10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2">Дасти Вейфарер «Зебрианская культура, быт и фольклор»</text:p>
        </text:list-item>
        <text:list-item>
          <text:p text:style-name="P102">«Краткая история Эквестрии»</text:p>
        </text:list-item>
        <text:list-item>
          <text:p text:style-name="P102">«Шедевры архитектуры Эквестрии» с разделом о Кантерлотском Королевском Дворце</text:p>
        </text:list-item>
        <text:list-item>
          <text:p text:style-name="P102">«Великие дела и великие чары». Страница 893: …</text:p>
        </text:list-item>
        <text:list-item>
          <text:p text:style-name="P102">«Природа Проклятий» - обмен</text:p>
        </text:list-item>
        <text:list-item>
          <text:p text:style-name="P102">«Магия для Чайников» - обмен</text:p>
        </text:list-item>
        <text:list-item>
          <text:p text:style-name="P102">«Энциклопедия Арканум» - обмен</text:p>
        </text:list-item>
        <text:list-item>
          <text:p text:style-name="P102">«О Гейсах» - обмен</text:p>
        </text:list-item>
        <text:list-item>
          <text:p text:style-name="P102">«Тайны Тайных Наук» - обмен</text:p>
        </text:list-item>
        <text:list-item>
          <text:p text:style-name="P102"><text:soft-page-break/>«Основы Заклятий» - обмен</text:p>
        </text:list-item>
        <text:list-item>
          <text:p text:style-name="P102">«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2440993990672990256" text:style-name="L3">
        <text:list-item>
          <text:p text:style-name="P10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3">Селестия — переменчивая пони. В одно время не строгая, а в другое может быть такой, что страшно становится</text:p>
        </text:list-item>
        <text:list-item>
          <text:p text:style-name="P10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3">Около 820-ти лет назад будущий маг Лайтнинг Стар поступил на обучение к наставнику Тииспоту</text:p>
        </text:list-item>
        <text:list-item>
          <text:p text:style-name="P10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3">У Селестии грива и хвост развеваются и переливаются от магического шампуня</text:p>
        </text:list-item>
        <text:list-item>
          <text:p text:style-name="P103">Тело Селестии очень крепкое — может выдержать несколько тонн земли</text:p>
        </text:list-item>
        <text:list-item>
          <text:p text:style-name="P103">Дискорд намного старше принцесс, его магия сильнее ихней на голову</text:p>
        </text:list-item>
        <text:list-item>
          <text:p text:style-name="P103">Луна младше Селестии на 3 года. Сёстрам около 5000 лет. По другим данным, Селестии около 2500 лет.</text:p>
        </text:list-item>
        <text:list-item>
          <text:p text:style-name="P103">Принцессы начали войну с Дискордом в возрасте, когда им было около 700 лет — и продолжалась война почти сто лет</text:p>
        </text:list-item>
        <text:list-item>
          <text:p text:style-name="P103">Самый главный враг сестёр и Дискорда — скука</text:p>
        </text:list-item>
        <text:list-item>
          <text:p text:style-name="P103">В Эквестрии на одного жеребца приходится четыре - пять кобыл</text:p>
        </text:list-item>
        <text:list-item>
          <text:p text:style-name="P10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3">Селестия в первые полторы тысячи лет путешествовала — и заварила несколько войн (две — с Эквестрией, в одной была против Луны)</text:p>
        </text:list-item>
        <text:list-item>
          <text:p text:style-name="P103">Настоящий цвет гривы Селестии — клубнично-розовая. Радужный цвет гривы и хвоста поддерживается магией</text:p>
        </text:list-item>
        <text:list-item>
          <text:p text:style-name="P103">Кроме Дискорда, старше сестёр ещё старейшина драконов</text:p>
        </text:list-item>
        <text:list-item>
          <text:p text:style-name="P103">Кэйденс не прожила и 60-ти лет и является низкорожденной</text:p>
        </text:list-item>
        <text:list-item>
          <text:p text:style-name="P10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3">Народ тихо фигел от нововведений и с ещё большим ожесточением продолжал делать по-своему</text:p>
        </text:list-item>
        <text:list-item>
          <text:p text:style-name="P10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3">Когда пони женятся, они обмениваются ножными браслетами</text:p>
        </text:list-item>
        <text:list-item>
          <text:p text:style-name="P103">Светилами, кроме сестёр, могут управлять единороги (группы), Дискорд, Твайлайт и Старсвирл</text:p>
        </text:list-item>
        <text:list-item>
          <text:p text:style-name="P103">Королева Кризалис — правительница Зелёной Долины</text:p>
        </text:list-item>
        <text:list-item>
          <text:p text:style-name="P103">Мать Луны и Селестии — аликорн Лорен. Мать Дискорда — Алиса (пони-человек)</text:p>
        </text:list-item>
        <text:list-item>
          <text:p text:style-name="P10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Рома</text:h>
      <text:p text:style-name="P80">Программист в команде UI-программистов</text:p>
      <text:h text:style-name="Heading_20_3" text:outline-level="3"><text:soft-page-break/>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2" text:outline-level="2">1. Терра</text:h>
      <text:p text:style-name="P26">музыка - кондовая электронная, холодная и отчаянная (Electronics “Disappointed”)</text:p>
      <text:p text:style-name="P26"/>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9">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1">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6">– Ладно, <text:span text:style-name="T15">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5">RnD-</text:span><text:span text:style-name="T1">зоны</text:span><text:span text:style-name="T1"><text:note text:id="ftn3" text:note-class="footnote"><text:note-citation>3</text:note-citation><text:note-body><text:p text:style-name="P9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51"><text:span text:style-name="T15">&gt;\</text:span>Привет, Нексус. Это Макс.</text:p>
      <text:p text:style-name="P51"><text:span text:style-name="T15">&lt;\</text:span>Привет Макс. <text:span text:style-name="T1">Рад тебя видеть. Где ты отсутствовал три дня?</text:span></text:p>
      <text:p text:style-name="P51"><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4"/>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51"><text:span text:style-name="T15">&gt;\</text:span>Как называется наш проект?</text:p>
      <text:p text:style-name="P51"><text:span text:style-name="T15">&lt;\</text:span>Дайсон.</text:p>
      <text:p text:style-name="P51"><text:span text:style-name="T15">&gt;\</text:span>Сколько тебе лет?</text:p>
      <text:p text:style-name="P51"><text:span text:style-name="T15">&lt;\</text:span>Два года с начала запуска кластера.</text:p>
      <text:p text:style-name="P51"><text:span text:style-name="T15">&gt;\</text:span>Какой сейчас год?</text:p>
      <text:p text:style-name="P51"><text:soft-page-break/><text:span text:style-name="T15">&gt;\</text:span>202<text:span text:style-name="T1">6</text:span>-й.</text:p>
      <text:p text:style-name="P25"/>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51"><text:span text:style-name="T15">&gt;\</text:span>Нексус, отключи память <text:span text:style-name="T1">заданий</text:span> за последнюю неделю.</text:p>
      <text:p text:style-name="P51"><text:span text:style-name="T15">&lt;\</text:span>Выполнено.</text:p>
      <text:p text:style-name="P51"><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1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15">&lt;\</text:span><text:span text:style-name="T1">Выполняю задачу</text:span>...</text:p>
      <text:p text:style-name="P52"><text:span text:style-name="T15">&lt;\</text:span>...</text:p>
      <text:p text:style-name="P52"><text:span text:style-name="T15">&lt;\</text:span>Решение:</text:p>
      <text:p text:style-name="P52"><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15">:47.bmf»</text:span></text:p>
      <text:p text:style-name="P24"/>
      <text:p text:style-name="P33">&lt;<text:span text:style-name="T1">как-то говённо. Улучшить</text:span>&gt;</text:p>
      <text:p text:style-name="P38">Хм, не понял? Ч<text:span text:style-name="T1">ё</text:span> за хрень?</text:p>
      <text:p text:style-name="P38"/>
      <text:p text:style-name="P51"><text:span text:style-name="T15">&gt;</text:span>\Нексус, почему ты используешь жёсткие настройки <text:span text:style-name="T1">для решения задачи</text:span>?</text:p>
      <text:p text:style-name="P51"><text:span text:style-name="T15">&lt;\</text:span>Настройки правильные, <text:span text:style-name="T1">Макс</text:span>.</text:p>
      <text:p text:style-name="P25"/>
      <text:p text:style-name="P38">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8"/>
      <text:p text:style-name="P51"><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8">Ага, уже теплее.</text:p>
      <text:p text:style-name="P38"/>
      <text:p text:style-name="P51"><text:span text:style-name="T15">&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5">–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5">.</text:span></text:p>
      <text:p text:style-name="P58">Гудки.</text:p>
      <text:p text:style-name="P38"><text:span text:style-name="T1">У</text:span>ходя попрощался с охранником, <text:span text:style-name="T1">увлечённо исследующим тему педофилии</text:span>.</text:p>
      <text:p text:style-name="P38"><text:soft-page-break/>Всё, свободен. Хотя <text:s/><text:span text:style-name="T1">воскресенье</text:span> уже испорчен<text:span text:style-name="T1">о</text:span>.</text:p>
      <text:p text:style-name="P82">***</text:p>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1">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5">&lt;</text:span><text:span text:style-name="T22">месяц</text:span><text:span text:style-name="T1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1">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54">Музыка быстрая, тревожная, надорваная и печальная (Pet Shop Boys “So Hard” ?)</text:p>
      <text:p text:style-name="P28"/>
      <text:p text:style-name="P8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8">Единорог поднял голову.</text:p>
      <text:p text:style-name="P38"><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снотворного таких глюков у меня ни разу не было</text:span><text:span text:style-name="T3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2">Описание получше. Подземелье</text:span><text:span text:style-name="T1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5">&lt;</text:span><text:span text:style-name="T22">парой сезонов</text:span><text:span text:style-name="T1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мог к ним вернуться.</text:p>
      <text:p text:style-name="P40"><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ё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29">верх</text:span>…</text:p>
      <text:p text:style-name="P6">Тут м<text:span text:style-name="T15">еня, </text:span>наконец,<text:span text:style-name="T15"> стошнило. Буквально вывернуло наизнанку: из носа текло, в глазах стояли слёзы. </text:span></text:p>
      <text:p text:style-name="P6"><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6"><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text:soft-page-break/>–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6">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2">Спи, сестра моя родная,<text:line-break/>Спи. Усни.<text:line-break/>Крыльями тебя укрою,<text:line-break/>Спи. Усни.</text:p><text:p text:style-name="P92"><text:tab/>В чаще тёмной волки воют,<text:line-break/>Спи. Усни.</text:p><text:p text:style-name="P92"><text:tab/>В мрачном замке духи ноют,<text:line-break/>Спи. Усни.</text:p><text:p text:style-name="P92"><text:tab/>Сказки вечность нам читает,<text:line-break/>Спи. Усни.<text:line-break/>День осенний угасает,<text:line-break/>Спи. Усни.<text:line-break/>Помни только в сне глубоком,</text:p><text:p text:style-name="P9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6">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1">напряжённо</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29">,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6"><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5">–</text:span> ТЫ!!! ТЫ!..</text:p>
      <text:p text:style-name="P6"><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6"/>
      <text:h text:style-name="Heading_20_2" text:outline-level="2"><text:soft-page-break/><text:span text:style-name="T15">3. </text:span>Кантерлот</text:h>
      <text:p text:style-name="P55">Музыка медленная, фэнтезийная, средневековая, изысканая, дворцовая (стиль Dire Straits “Coyote”)</text:p>
      <text:p text:style-name="P7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5"/>
      <text:p text:style-name="P22">Глава IV. Пределы магии</text:p>
      <text:p text:style-name="P21"/>
      <text:p text:style-name="P22">Вашему покорному слуге известны четыре предела магии: </text:p>
      <text:list xml:id="list2019838185577106150" text:style-name="L4">
        <text:list-item>
          <text:p text:style-name="P10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91">– <text:span text:style-name="T1">Восемь, о учитель!</text:span></text:p><text:p text:style-name="P91">– Отлично. Надиктую ещё две и сбегаешь за кофе.</text:p></text:note-body></text:note></text:span></text:p>
        </text:list-item>
      </text:list>
      <text:p text:style-name="P9"/>
      <text:p text:style-name="P13">Я захлопнул “Основы заклинан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9">– Разве что один бит. Серебряный.</text:p>
      <text:p text:style-name="P53"><text:span text:style-name="T15">Ну, понятно, в </text:span><text:span text:style-name="T1">верхнем городе</text:span><text:span text:style-name="T15">, да ещё рядом со дворцом, цены кусаются. Надо топать на окраину. Но, блин, корявые пальцы внесли свою коррективу в шопинг-план!</text:span></text:p>
      <text:p text:style-name="P53"><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15">— королевская колымага, на </text:span><text:soft-page-break/><text:span text:style-name="T15">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9">Норф заговорщицки подмигнул мне.</text:p>
      <text:p text:style-name="P19"><text:soft-page-break/>–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повышенного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9">– Не забуду. – пообещал я.</text:p>
      <text:p text:style-name="P19"/>
      <text:h text:style-name="Heading_20_2" text:outline-level="2"><text:span text:style-name="T15">4. </text:span>Библиотека</text:h>
      <text:p text:style-name="P20">&lt;<text:span text:style-name="T3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text:soft-page-break/>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40">На книгу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0"><text:span text:style-name="T16">–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46">Селестия нахмурилась и приняла грозный вид.</text:p>
      <text:p text:style-name="P46"><text:span text:style-name="T15">– </text:span>Не забывай, человек, я — могущественный маг и правитель Эквестрии. Ко мне нужно относиться с <text:soft-page-break/>должным уважением!</text:p>
      <text:p text:style-name="P46"><text:span text:style-name="T15">– </text:span>А то что? Превратишь в жабу? Сошлёшь на Луну? Убьёшь нахер?</text:p>
      <text:p text:style-name="P46">Аликорница сникла. Уши её опустились.</text:p>
      <text:p text:style-name="P46"><text:span text:style-name="T15">– </text:span>Макс, не надо... Ты же знаешь, я этого не сделаю.</text:p>
      <text:p text:style-name="P46"><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46"><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6"><text:span text:style-name="T15">Аликорница уселась н</text:span>а пол <text:span text:style-name="T15">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46"><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6"><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15">– </text:span>Вот, читай отсюда. <text:span text:style-name="T15">– а</text:span>ликорница подчеркнула абзац копытом.</text:p>
      <text:p text:style-name="P46"/>
      <text:p text:style-name="P48">***</text:p>
      <text:p text:style-name="P48"/>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46"/>
      <text:p text:style-name="P46">&lt;<text:span text:style-name="T21">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text:soft-page-break/></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44">–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pan text:style-name="T1">– Занавес. </text:span>– <text:s/><text:span text:style-name="T1">подытожил я.</text:span></text:p>
      <text:p text:style-name="P44"/>
      <text:h text:style-name="P123" text:outline-level="2"><text:span text:style-name="T15">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text:soft-page-break/>–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фиолетово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онечно! Скажи ей, что у меня сегодня день рождения, и я очень сильно огорчи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я его знаю! Мы с Шейлой ходили к нему играть, пока она не пропала. У Норфа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6">Я остался сидеть в полнейшем замешательстве. </text:p>
      <text:p text:style-name="P46"/>
      <text:p text:style-name="P48">***</text:p>
      <text:p text:style-name="P46">&lt;<text:span text:style-name="T36">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text:soft-page-break/>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по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Ишь ты!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6"/>
      <text:p text:style-name="P46">Селестия встала, потянувшись по-кошачьи, и направилась к выходу. У двери он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6"><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Ты говорила, он от древности вообще сбрендил.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рассмеялась.</text:p>
      <text:p text:style-name="P46"><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text:p>
      <text:p text:style-name="P46">–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text:soft-page-break/></text:p>
      <text:h text:style-name="P122" text:outline-level="2">6. Стыд</text:h>
      <text:p text:style-name="P46"/>
      <text:p text:style-name="P49">~~~ Завтра на семь в библиотеке ~~~</text:p>
      <text:p text:style-name="P49"/>
      <text:p text:style-name="P46">–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е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6">Я посмотрел на часы. До семи оставалось двадцать минут — как раз, чтоб успеть дойти до библиотеки.</text:p>
      <text:p text:style-name="P46">– На сегодня довольно. Я ж вижу, ты торопишься. – заметил Норф.</text:p>
      <text:p text:style-name="P46">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саквояж и сунул его в рюкзак.</text:p>
      <text:p text:style-name="P46">– Завтра будешь? – спросил Норф.</text:p>
      <text:p text:style-name="P46">– В то же время. – подтвердил я.</text:p>
      <text:p text:style-name="P46"/>
      <text:p text:style-name="P48">***</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6">– А как ты сама помнишь о том заклинании, если оно стёрто из бытия? – резонно подметил я.</text:p>
      <text:p text:style-name="P46">– У меня есть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37">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46">Взобравшись на боевой ход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8. Нелетающие пегасы</text:h>
      <text:p text:style-name="P46"/>
      <text:p text:style-name="P1"><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6"/>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потерявших способность 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text:span text:style-name="T38">я </text:span>стражнику. Тот вышел, тихо затворив за собой дверь.</text:p>
      <text:p text:style-name="P1"><text:span text:style-name="T1">–</text:span> Ну, дорогие мои, теперь расскажите своей принцессе правду. Ваша ложь <text:span text:style-name="T39">её</text:span>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text:span text:style-name="T40">Я</text:span>-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text:span text:style-name="T41">глупость</text:span>?</text:p>
      <text:p text:style-name="P3"><text:span text:style-name="T5">П</text:span><text:span text:style-name="T1">лотину отчуждения прорвало. Жеребята сгрудились передо мной </text:span><text:span text:style-name="T6">и</text:span><text:span text:style-name="T1"> жались к ногам, </text:span><text:span text:style-name="T6">п</text:span><text:span text:style-name="T1">ытаясь спрятаться подо мной. </text:span><text:span text:style-name="T6">З</text:span><text:span text:style-name="T1">ахлёбываясь от торопливости, </text:span><text:span text:style-name="T7">они</text:span><text:span text:style-name="T1"> рассказыв</text:span><text:span text:style-name="T7">али</text:span><text:span text:style-name="T1"> страшные подробности своих снов. </text:span><text:span text:style-name="T8">Мне стал понятен сидящий в них ужас.</text:span></text:p>
      <text:p text:style-name="P57"><text:span text:style-name="T8">И</text:span><text:span text:style-name="T1">х </text:span><text:span text:style-name="T10">кошмары</text:span><text:span text:style-name="T1"> были более-менее похожи, как будто </text:span><text:span text:style-name="T9">им снился один сон на всех. </text:span><text:span text:style-name="T11">Погодная фабрика Клаудсдейла перерабатывала в </text:span><text:span text:style-name="T13">радугу </text:span><text:span text:style-name="T11">жеребят, проваливших лётные экзамены. </text:span><text:span text:style-name="T14">Шокирующие п</text:span><text:span text:style-name="T11">одробности </text:span><text:span text:style-name="T12">истории могли бы <text:s/>свести с ума, не будь я закалена тысячелетиями политики.</text:span></text:p>
      <text:p text:style-name="P8"><text:span text:style-name="T42">После того, как выговорился последний из жеребят, я поняла, что сама не справлюсь. </text:span>Я обняла их крыльями и прошептала усыпляющее заклинание. <text:span text:style-name="T42">После чего вызвала стражу и отдала приказ.</text:span></text:p>
      <text:p text:style-name="P15">Луна прибыла через <text:span text:style-name="T43">пятнадцать минут.</text:span></text:p>
      <text:p text:style-name="P105">– Сестрица, тебе придётся дать весомое оправдание моему испорченному покою! – лёд в голосе Луны можно было насыпать кубиками в мартини.</text:p>
      <text:p text:style-name="P111"><text:span text:style-name="T43">Судя по р</text:span>астрёпанн<text:span text:style-name="T43">ой</text:span> грив<text:span text:style-name="T43">е,</text:span> <text:span text:style-name="T43">пижамному халату и тапках с помпонами, она, не отвлекаясь на марафет, прямо с постели бросилась сюда. От меня не укрылась тревога в её глазах, тщательно скрываемая раздражительностью.</text:span></text:p>
      <text:p text:style-name="P106">– <text:span text:style-name="T44">Извини, Луна, дело срочное.</text:span></text:p>
      <text:p text:style-name="P107">– <text:span text:style-name="T45">Надеюсь, оно стоит моих прерванных грёз о судьбе Эквестрии!</text:span></text:p>
      <text:p text:style-name="P107">– <text:span text:style-name="T47">О судьбе Эквестрии?? Брось, сестра, я знаю, о чьей судьбе ты грезила! Уж точно среди моих стражников нет никого с таким именем.</text:span></text:p>
      <text:p text:style-name="P107">– <text:span text:style-name="T48">Да как ты смеешь?!!</text:span></text:p>
      <text:p text:style-name="P112"><text:span text:style-name="T51">Сестре всегда не хватало чувства юмора и здоровой самоиронии. </text:span>Я <text:span text:style-name="T48">молча </text:span>подняла<text:span text:style-name="T46">сь и</text:span> сложила <text:span text:style-name="T46">крылья</text:span> на спине. <text:span text:style-name="T46">У Луны отвалилась челюсть при виде</text:span> сем<text:span text:style-name="T46">ерых</text:span> жеребят, мирно посапывающих у моих ног.</text:p>
      <text:p text:style-name="P108">– <text:span text:style-name="T49">Это… Твои??? И ты скрывала от меня всё это время??? Но кто??? Кто их отец? КТО ЭТОТ…</text:span></text:p>
      <text:p text:style-name="P113">Мне пришлось заткнуть Луне рот, чтобы не разбудить жеребят.</text:p>
      <text:p text:style-name="P109">– <text:span text:style-name="T50">Тсссс! Неужели ты думаешь, что по плодовитости я могу дать фору Кризалис? Нет, это не мои жеребята. Успокойся и взгляни на их сны.</text:span></text:p>
      <text:p text:style-name="P114">Луна умолкла и сосредоточилась. Постепенно на её морде гнев смен<text:span text:style-name="T52">ил</text:span>ся недоверием, <text:span text:style-name="T52">а потом и</text:span> ужасом.</text:p>
      <text:p text:style-name="P110">– <text:span text:style-name="T54">Сто рогов мне в круп! ЧТО ЭТО ЗА…</text:span></text:p>
      <text:p text:style-name="P115">От волнения Луна вспомнила армейские ругательства. Мне снова пришлось заткнуть ей рот. </text:p>
      <text:p text:style-name="P115"/>
      <text:p text:style-name="P115"/>
      <text:p text:style-name="P6">&lt;Позвала Луну, чтобы та помогла прогнать кошмар. После того, как жеребята ушли — разговор с Луной. Та не в теме&gt;</text:p>
      <text:p text:style-name="P1"><text:soft-page-break/></text:p>
      <text:p text:style-name="P2"><text:span text:style-name="T1">–</text:span> Никто. Просто знаю. <text:span text:style-name="T1">–</text:span> Старший жеребёнок упрямо уставился в пол.</text:p>
      <text:p text:style-name="P2"><text:span text:style-name="T15">–</text:span> И я.</text:p>
      <text:p text:style-name="P2"><text:span text:style-name="T15">–</text:span> И я тоже.</text:p>
      <text:p text:style-name="P2"><text:span text:style-name="T1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4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46"/>
      <text:p text:style-name="P46"/>
      <text:p text:style-name="P46"/>
      <text:p text:style-name="P46"/>
      <text:p text:style-name="P46"/>
      <text:p text:style-name="P46">&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6"/>
      <text:p text:style-name="P46"/>
      <text:p text:style-name="P47">Откуда-то с окраины парка донёсся еле слышный вопль:</text:p>
      <text:p text:style-name="P47">– Индиго-о-о! Индиго-о-о-о! Домой!! Где эта несносная кобылка?!</text:p>
      <text:p text:style-name="P47">Я вспомнил утреннюю встречу.</text:p>
      <text:p text:style-name="P47">– У меня к тебе просьба от одной весьма бойкой особы.</text:p>
      <text:p text:style-name="P47">– Да? – отвлеклась от мрачных дум аликорница.</text:p>
      <text:p text:style-name="P47">– Некая Индиго Мэдтроттер просила тебя найти её подружку, Шейлу Блюскай. Якобы, она пропала.</text:p>
      <text:p text:style-name="P47">– Шейла? – Селестия тёрла копытом висок, старалась освежить память. – Да-да, помню её.</text:p>
      <text:p text:style-name="P47"/>
      <text:p text:style-name="P47"/>
      <text:p text:style-name="P47">&lt;Индиго Мэдтроттер утратила Шейлу Блюскай. Селестия вспоминает эпизод с Шейлой.&gt;</text:p>
      <text:p text:style-name="P47"/>
      <text:p text:style-name="P47">&lt;<text:span text:style-name="T21">(после 34:</text:span></text:p>
      <text:p text:style-name="P36">← Не понял? А что это, если не любовь?</text:p>
      <text:p text:style-name="P36">- Мааакс! - мягко произнесла аликорница. - Аликорны не могут любить. Я же тебе рассказывала прямо перед этим. Думала, ты поймёшь...</text:p>
      <text:p text:style-name="P36">– Охренеть! А зачем ты завела отношения со мной? Тебе жеребцов из дворцовой стражи не хватает? Свежачка захотелось? </text:p>
      <text:p text:style-name="P7"><text:span text:style-name="T2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3"> когда ты обблевал тебе копыто - т</text:span><text:span text:style-name="T24">ы стоял тогда такой жалкий, обблёванный, беспомощный, - но всё равно старался помочь мне. Это было так трогательно... </text:span></text:p>
      <text:p text:style-name="P36"><text:soft-page-break/>– Тьфу!</text:p>
      <text:p text:style-name="P47"><text:span text:style-name="T21">– <text:s/>Мне очень жаль...</text:span>&gt;</text:p>
      <text:p text:style-name="P47"/>
      <text:p text:style-name="P45"><text:span text:style-name="T1">&lt;</text:span>сюжеты из 1001 ночи<text:span text:style-name="T1">&gt;</text:span></text:p>
      <text:p text:style-name="P47"/>
      <text:p text:style-name="P47">&lt;Упоминание Стар Свирлом элементов гармонии&gt;</text:p>
      <text:p text:style-name="P5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0">Селестия снится Максу сгорающей — и после этого она исчезает из Эквестрии. При этом она успевает сказать Максу, что она его...&gt;</text:p>
      <text:p text:style-name="P43"/>
      <text:p text:style-name="P41"/>
      <text:p text:style-name="P2">Дверь в библиотеку открылась и внутрь заглянул стражник из внутренней стражи.</text:p>
      <text:p text:style-name="P2"><text:span text:style-name="T1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5">–</text:span> Уже иду. Где я могу её найти?</text:p>
      <text:p text:style-name="P2"><text:span text:style-name="T15">–</text:span> Я проведу вас, человек Макс. <text:span text:style-name="T1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5">–</text:span> Её высочество у себя в покоях. Проходите.</text:p>
      <text:p text:style-name="P2"><text:span text:style-name="T1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5">&lt;</text:span><text:span text:style-name="T22">На самом деле, Селестия — сибаритка, в отличие от спартанки - Луны</text:span><text:span text:style-name="T15">&gt;</text:span></text:p>
      <text:p text:style-name="P2">Здесь же ничего подобного и близко не было. Был минимум вещей и все они находились в чётком <text:soft-page-break/>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5">&lt;</text:span><text:span text:style-name="T21">Одним из таких немногих был Кимеринн</text:span><text:span text:style-name="T15">&gt;</text:span>…</text:p>
      <text:p text:style-name="P2"><text:span text:style-name="T15">–</text:span> Мне очень жаль, что так получилось… Селестия.</text:p>
      <text:p text:style-name="P2">Она через силу улыбнулась. </text:p>
      <text:p text:style-name="P2"><text:s/><text:span text:style-name="T1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7">&lt;<text:span text:style-name="T22">После секса, Селестия отказывает Максу в аудиенции (стыдится?). Только перед его отъездом из Кантерлота она прощается с ним</text:span>&gt;</text:p>
      <text:p text:style-name="P34"/>
      <text:p text:style-name="P5">***</text:p>
      <text:p text:style-name="P17"/>
      <text:p text:style-name="P2"><text:span text:style-name="T15">&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7"/>
      <text:h text:style-name="P125" text:outline-level="2">Рассказ Селестии <text:span text:style-name="T21">(“1001 ночь”)</text:span></text:h>
      <text:p text:style-name="P9"/>
      <text:p text:style-name="P17"/>
      <text:p text:style-name="P2"/>
      <text:h text:style-name="P125"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oft-page-break/><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1"><text:span text:style-name="T15">&lt;</text:span>в сцене 34 - Тия при заварке чая добавляет порошок в огонь - тот становится голубым. А в чай - щепотку афродизиака<text:span text:style-name="T15">&gt;</text:span></text:p>
      <text:p text:style-name="P2"/>
      <text:p text:style-name="P2"><text:span text:style-name="T15">–</text:span> И что же, те жеребята перестали бояться экзаменов?</text:p>
      <text:p text:style-name="P2"><text:span text:style-name="T1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5">–</text:span> Ты вылила заварку? Зачем? - удивился я.</text:p>
      <text:p text:style-name="P2"><text:span text:style-name="T15">–</text:span> Моя маленькая месть дворцовым ритуалам. Только между нами! <text:span text:style-name="T1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1"><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5">–</text:span> А что же было дальше? Ты сказала, что случай с жеребятами был только началом?</text:p>
      <text:p text:style-name="P2"><text:span text:style-name="T15">–</text:span> А дальше всё было хуже, намного хуже...</text:p>
      <text:p text:style-name="P2"/>
      <text:h text:style-name="P125" text:outline-level="2"><text:soft-page-break/>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7">&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0">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5">&lt;</text:span><text:span text:style-name="T22">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1">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5">***</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1">???</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text:soft-page-break/>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25"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1">гидрорысью</text:span><text:span text:style-name="T15">&gt;</text:span> и нападением <text:span text:style-name="T15">&lt;</text:span><text:span text:style-name="T21">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1">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pan text:style-name="T15">–</text:span> Уборная там. <text:span text:style-name="T15">–</text:span> Селестия показала на неприметную дверцу за занавеской в углу.</text:p>
      <text:p text:style-name="P2"><text:soft-page-break/><text:span text:style-name="T15">–</text:span> Как ты догадалась? <text:span text:style-name="T1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5">&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text:span text:style-name="T1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5">–</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15">—</text:span> и всё рассыпется в прах. Вот так: миг <text:span text:style-name="T1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5">—</text:span> часть меня, и он <text:span text:style-name="T1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5">&lt;</text:span><text:span text:style-name="T21">34 - утерянная глава </text:span><text:span text:style-name="T15">&gt;</text:span></text:p>
      <text:p text:style-name="P2"><text:span text:style-name="T15">&lt;</text:span><text:span text:style-name="T21">34 с Селестией - забытая глава - утерянная память под воздействием порошка из надкрыльев скарабеев. - аванс за спасение Эквестрии</text:span><text:span text:style-name="T15">&gt;</text:span></text:p>
      <text:p text:style-name="P2">Селестия встала и начала по очереди сгибать-разгибать ноги, разминая суставы.</text:p>
      <text:p text:style-name="P2"><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25" text:outline-level="2">В библиотеке замка Селестии</text:h>
      <text:p text:style-name="P77"/>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1">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1">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1">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5">&lt;</text:span>Ожидание<text:span text:style-name="T15">&gt;</text:span></text:p>
      <text:p text:style-name="P2">Наконец двери зала для приёмов растворились, и оттуда вышел потерянного вида пегас.<text:span text:style-name="T15">&lt;</text:span><text:span text:style-name="T22">Расписать в красках церемонию приёма посетителей, как и все остальные церемонии</text:span><text:span text:style-name="T1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5">–</text:span> А, это ты, Макс? <text:span text:style-name="T15">–</text:span> она повернулась ко мне. <text:span text:style-name="T15">–</text:span> Какие новости?</text:p>
      <text:p text:style-name="P2"><text:span text:style-name="T1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5">–</text:span> Селестия подошла к фонтанчику, обмакнула в него копыто и провела им по лбу. <text:span text:style-name="T1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5">–</text:span> Пятьдесят шесть из восьмидесяти? И чем это грозит? Ведь даже не сдав экзамен они не разучатся летать?</text:p>
      <text:p text:style-name="P2"><text:soft-page-break/><text:span text:style-name="T1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5">–</text:span> А почему вы не поселитесь в более пригодном для земледелия месте?</text:p>
      <text:p text:style-name="P2"><text:span text:style-name="T15">–</text:span> К сожалению, Эквестрия <text:span text:style-name="T1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5">–</text:span> Вот рекомендательное письмо мэру Понивилля. Вручишь его ей и она выделит тебе жильё и окажет посильную помощь. Если что-то выяснишь <text:span text:style-name="T15">—</text:span> держи меня в ведении. Посылай письма Спайком, он настроен на меня. Этот милый дракончик <text:span text:style-name="T15">—</text:span> ассистент моей ученицы, Твайлайт Спаркл. С ней ты уже знаком.</text:p>
      <text:p text:style-name="P2">Я кивнул.</text:p>
      <text:p text:style-name="P2"><text:span text:style-name="T1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5">&lt;</text:span><text:span text:style-name="T22">упомянуть проблески розового цвета</text:span><text:span text:style-name="T15">&gt;</text:span>. Хвост тоже почти подметал пол <text:span text:style-name="T15">—</text:span> это стало заметно, когда она начала двигаться.</text:p>
      <text:p text:style-name="P2"/>
      <text:p text:style-name="P35">– Говорят, по Мэйнхеттену носятся стаи алмазных псов. Они <text:span text:style-name="T15">&lt;</text:span>в ужасе<text:span text:style-name="T1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5">– Куда проваливаться? – не понял я</text:p>
      <text:p text:style-name="P35">– Они не знают. В тех провалах не видно дна...</text:p>
      <text:p text:style-name="P2"/>
      <text:h text:style-name="P125"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5"><text:soft-page-break/>***</text:p>
      <text:p text:style-name="P2"><text:span text:style-name="T15">–</text:span> Привет, Твайлайт Спаркл! Ещё не поздно?</text:p>
      <text:p text:style-name="P2"><text:span text:style-name="T15">–</text:span> Привет! <text:span text:style-name="T15">–</text:span> Твайлайт оторвалась от полки, поставив на место толстенный пыльный фолиант. <text:span text:style-name="T1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5">–</text:span> Это плохо! <text:span text:style-name="T15">–</text:span> Твайлайт помрачнела. <text:span text:style-name="T15">–</text:span> Сон <text:span text:style-name="T1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5">–</text:span> Да, по себе знаю, недосып <text:span text:style-name="T15">—</text:span> одна из паршивейших вещей на свете. <text:span text:style-name="T15">–</text:span> Я уселся на ступеньку лестницы. <text:span text:style-name="T15">– </text:span>Тут такое дело… Тебе удалось что-то узнать про неведомую угрозу, о которой говорила Селестия?</text:p>
      <text:p text:style-name="P2"><text:span text:style-name="T15">–</text:span> Ты про сны о Радужной Фабрике выпускников лётной академии? <text:span text:style-name="T15">–</text:span> Твайлайт отрицательно покачала головой. <text:span text:style-name="T15">–</text:span> Нашла несколько сонников, в самом древнем написано, что сны <text:span text:style-name="T15">—</text:span> ворота в другой мир. Про Фабрику Радуг <text:span text:style-name="T15">—</text:span> ни слова.</text:p>
      <text:p text:style-name="P2"><text:span text:style-name="T15">–</text:span> М-м-м. В описании заклинания Свирл упоминал гармонию. Я и подумал, а что, если это кат-то связано с тобой и твоими друзьями?</text:p>
      <text:p text:style-name="P2"><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2"><text:span text:style-name="T15">–</text:span> М-м-м… “...на укрепление гармонии нашего континуума...”.</text:p>
      <text:p text:style-name="P2">Твайлайт начала в возбуждении ходить по читальному залу.</text:p>
      <text:p text:style-name="P2"><text:span text:style-name="T1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6">заклинание равновесия, в описании к которому есть ссылка на заклинание роста </text:span><text:span text:style-name="T27">(вставить шутку в стиле Влада)</text:span><text:span text:style-name="T2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2">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oft-page-break/><text:span text:style-name="T15">–</text:span> Нууу, - Твайлайт смутилась, <text:span text:style-name="T15">–</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2">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7"/>
      <text:p text:style-name="P2"><text:span text:style-name="T15">&lt;</text:span><text:span text:style-name="T21">Во время удара магией гармонии Макс впервые видит звёздного аликорна. Тот ему показывает, что </text:span><text:soft-page-break/><text:span text:style-name="T21">мир Террыи мир Эквестрии взаимосвязаны (инь-янь)</text:span><text:span text:style-name="T15">&gt;</text:span></text:p>
      <text:p text:style-name="P17"/>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2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5" text:outline-level="2">Первый сеанс двойного сна. Рэрити</text:h>
      <text:p text:style-name="P2"/>
      <text:p text:style-name="P2"><text:span text:style-name="T15">&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oft-page-break/><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5" text:outline-level="2">Сон Макса</text:h>
      <text:p text:style-name="P77"/>
      <text:p text:style-name="P2"><text:span text:style-name="T15">&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15">–</text:span> Готова, <text:span text:style-name="T15">–</text:span> процедила она.</text:p>
      <text:p text:style-name="P31">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1">Эгрегор Эквестрии </text:span><text:span text:style-name="T23">—</text:span><text:span text:style-name="T21"> Селестия </text:span><text:span text:style-name="T23">—</text:span><text:span text:style-name="T21"> на кончике главного рога Анакорна</text:span><text:span text:style-name="T15">&gt;</text:span></text:p>
      <text:p text:style-name="P5">***</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oft-page-break/><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oft-page-break/><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text:span text:style-name="T21">У Твайлайт после видения гибели Кимеринна появились морщинки возле глаз</text:span><text:span text:style-name="T15">&gt;</text:span></text:p>
      <text:p text:style-name="P2"/>
      <text:h text:style-name="P12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1">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1">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oft-page-break/><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3">–</text:span><text:span text:style-name="T21"> Пинки? </text:span><text:span text:style-name="T23">–</text:span><text:span text:style-name="T21"> Дэш сморщила нос. </text:span><text:span text:style-name="T23">–</text:span><text:span text:style-name="T21"> Я скажу ей, чтоб больше не </text:span><text:span text:style-name="T23">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1">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oft-page-break/><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1">Аликорны </text:span><text:span text:style-name="T23">—</text:span><text:span text:style-name="T21"> элементали. Они воплощают в себе какую-либо сторону чаяний и настроений сообщества пони. Анакорн </text:span><text:span text:style-name="T23">—</text:span><text:span text:style-name="T21"> супераликорн, элементаль всего мира</text:span><text:span text:style-name="T15">&gt;</text:span></text:p>
      <text:p text:style-name="P17"/>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23">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text:soft-page-break/>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oft-page-break/><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oft-page-break/><text:span text:style-name="T15">&lt;</text:span><text:span text:style-name="T21">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2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1">Вкратце суть сна Рэрити.</text:span></text:p>
      <text:p text:style-name="P2"><text:span text:style-name="T21">Она проснулась в мире Терры веб-дизайнером. И мир Эквестрии ей только снился </text:span><text:span text:style-name="T23">—</text:span><text:span text:style-name="T21"> и быстро начал забываться. Т.е. мир Эквестрии - всего лишь сон терранского парня (девушки?)</text:span></text:p>
      <text:p text:style-name="P2"><text:span text:style-name="T21">к экрану - очередь из пони (пони пропадают из Эквестрии). В очереди близко к экрану </text:span><text:span text:style-name="T23">—</text:span><text:span text:style-name="T21"> Селестия. Рэрити </text:span><text:span text:style-name="T23">—</text:span><text:span text:style-name="T21"> без очереди (у неё </text:span><text:span text:style-name="T23">—</text:span><text:span text:style-name="T21"> билет-пропуск от Индрэ).</text:span></text:p>
      <text:p text:style-name="P2"><text:span text:style-name="T21">Рэрити проснулась парнем, т.к. в Эквестрии </text:span><text:span text:style-name="T23">—</text:span><text:span text:style-name="T21"> матриархат, роль терранских мужчин там несут кобылы.</text:span></text:p>
      <text:p text:style-name="P2"><text:span text:style-name="T21">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21">Влад рассказывает Максу о своём сне </text:span><text:span text:style-name="T23">—</text:span><text:span text:style-name="T21"> как он был поняхой, а потом проснулся в мире Терры</text:span><text:span text:style-name="T15">&gt;</text:span></text:p>
      <text:p text:style-name="P17"/>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1">согласовать с тем, что говорил Анакорн о Р/Д</text:span><text:span text:style-name="T15">&gt;</text:span>). </text:p>
      <text:p text:style-name="P2">Об этом Эгрегоре пишется в книге <text:span text:style-name="T15">&lt;</text:span><text:span text:style-name="T21">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
      <text:p text:style-name="P2"><text:span text:style-name="T15">&lt;</text:span><text:span text:style-name="T21">обоснование сна для Р/Д. РД видит несколько вариантов историй с Mane6 </text:span><text:span text:style-name="T23">—</text:span><text:span text:style-name="T21"> и с собой + Леро </text:span><text:span text:style-name="T23">—</text:span><text:span text:style-name="T21"> намёк на несовместимые фанфики</text:span></text:p>
      <text:p text:style-name="P2"><text:span text:style-name="T21">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oft-page-break/><text:span text:style-name="T15">–</text:span> Её Высочество, принцесса Селестия...</text:p>
      <text:p text:style-name="P2"/>
      <text:p text:style-name="P2"><text:span text:style-name="T15">&lt;</text:span><text:span text:style-name="T21">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1">Кто следующий готов рассказывать?</text:span></text:p>
      <text:p text:style-name="P31">Пинки дёрнулась на месте, но промолчала.</text:p>
      <text:p text:style-name="P2"><text:span text:style-name="T23">–</text:span><text:span text:style-name="T21"> Я расскажу, - шагнула вперёд радужная пегаска. </text:span><text:span text:style-name="T23">–</text:span><text:span text:style-name="T21"> Хотя вряд ли ты узнаешь что-то полезное. Там галиматья какая-то…</text:span><text:span text:style-name="T15">&gt;</text:span></text:p>
      <text:p text:style-name="P2"/>
      <text:p text:style-name="P2"><text:span text:style-name="T15">&lt;</text:span><text:span text:style-name="T21">Сон РД:</text:span></text:p>
      <text:p text:style-name="P31">...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1">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3">—</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21"> Эгрегором Эквестрии. После чего пееренос на Землю на 10 лет назад. Начало написания “Последнего фанфика”.</text:span><text:span text:style-name="T15">&gt;</text:span></text:p>
      <text:p text:style-name="P17"/>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2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22">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5">&lt;</text:span><text:span text:style-name="T21">…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15">–</text:span> Иногда хочется забыться, <text:span text:style-name="T15">–</text:span> перехватила мой взгляд Селестия, <text:span text:style-name="T15">–</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15">–</text:span> А водку у вас принято пить?</text:p>
      <text:p text:style-name="P2"><text:span text:style-name="T23">–</text:span><text:span text:style-name="T21"> Некоторые употребляют. Но правительница Эквестрии, пьющая водку </text:span><text:span text:style-name="T22">—</text:span><text:span text:style-name="T21"> это уже черезчур. </text:span><text:span text:style-name="T23">–</text:span><text:span text:style-name="T21"> Засмеялась Селестия. </text:span><text:span text:style-name="T23">–</text:span><text:span text:style-name="T21"> Не то, чтобы я не смогла справиться с последствиями опьянения, но поползут слухи, кривотолки… Со сплетнями не смогу справиться даже я.</text:span><text:span text:style-name="T1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3">“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2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1">Концепция абсолютного зла. Вычеркнуть кого-то из бытия.</text:span></text:p>
      <text:p text:style-name="P2"><text:span text:style-name="T21">Пока идёт борьба за вычёркивание </text:span><text:span text:style-name="T22">—</text:span><text:span text:style-name="T21"> это вычёркивание является злом. Но когда вычёркивание произошло, зло исчезает </text:span><text:span text:style-name="T22">—</text:span><text:span text:style-name="T21"> т.к. вычеркнутого никогда не было, о нём никто не знает. Никто </text:span><text:span text:style-name="T22">—</text:span><text:span text:style-name="T21"> даже вычёркивающий</text:span><text:span text:style-name="T15">&gt;</text:span></text:p>
      <text:p text:style-name="P2"/>
      <text:h text:style-name="P125"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2">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5">***</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oft-page-break/><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1">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1">добавить сочувствия</text:span><text:span text:style-name="T15">&gt;</text:span>.</text:p>
      <text:p text:style-name="P2"/>
      <text:p text:style-name="P2"><text:span text:style-name="T15">&lt;</text:span><text:span text:style-name="T21">После этого случая Тавйлайт решает прекратить сеансы двойного сна. Сеанса с ЭйДжей и Флатти не будет</text:span><text:span text:style-name="T15">&gt;</text:span></text:p>
      <text:p text:style-name="P2"/>
      <text:h text:style-name="P125"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2">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2">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5" text:outline-level="2">Поиск решения</text:h>
      <text:p text:style-name="P77"/>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
      <text:p text:style-name="P2"><text:span text:style-name="T15">&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7"/>
      <text:p text:style-name="P2"><text:span text:style-name="T15">&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1"> Луна создаёт обратный коридор в срок.</text:span><text:span text:style-name="T15">&gt;</text:span></text:p>
      <text:p text:style-name="P2"/>
      <text:h text:style-name="P12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2">Дуглас </text:span><text:span text:style-name="T23">—</text:span><text:span text:style-name="T22"> </text:span><text:span text:style-name="T23">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15">&lt;</text:span><text:span text:style-name="T21">высоко летать нельзя из-за молний</text:span><text:span text:style-name="T15">&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1">двухмесячной</text:span><text:span text:style-name="T15">&gt;</text:span> давности осталось лишь направление движения.</text:p>
      <text:p text:style-name="P2">И опять, как <text:span text:style-name="T15">&lt;</text:span><text:span text:style-name="T21">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1">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1">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text:soft-page-break/>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2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1">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3">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21">Не следует противопоставлять злу ещё большее зло - это только усилит его — </text:span><text:span text:style-name="T22">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1">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1">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15">&lt;</text:span><text:span text:style-name="T21">расписать подробнее. Дискорд на миг должен сбросить маску и предстать древним необъяснимым </text:span><text:soft-page-break/><text:span text:style-name="T21">существом, мораль им этика которого совершенно чужда людям и пони, а его дурашливость - только маска.</text:span><text:span text:style-name="T15">&gt;</text:span></text:p>
      <text:p text:style-name="P17"/>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5"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1">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1">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1">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1">пять</text:span><text:span text:style-name="T15">&gt;</text:span>длинную прореху в куртке, <text:span text:style-name="T15">&lt;</text:span><text:span text:style-name="T21">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1">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1">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1">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1">улучшить</text:span><text:span text:style-name="T15">&gt;</text:span>. А тот случай, когда мне пришлось зашивать тебе куртку после нападения убийц <text:span text:style-name="T15">&lt;</text:span><text:span text:style-name="T21">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5" text:outline-level="2">След?</text:h>
      <text:p text:style-name="P77"/>
      <text:p text:style-name="P2"><text:span text:style-name="T15">&lt;</text:span><text:span text:style-name="T21">сначала эпизод - проверка сумки в серверной</text:span><text:span text:style-name="T15">&gt;</text:span></text:p>
      <text:p text:style-name="P2"><text:span text:style-name="T15">&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1">“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15">&lt;</text:span><text:span text:style-name="T21">расширить. Перед кафешкой - диалог с Флатти и ЭйДжей. Все думают, что наконец-то нашли Селестию. Все ликуют</text:span><text:span text:style-name="T15">&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1">Расширить сцену в кафе. Ожидание, подьём и… падение ожиданий</text:span><text:span text:style-name="T15">&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1">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5" text:outline-level="2">Озарение</text:h>
      <text:p text:style-name="P2"/>
      <text:p text:style-name="P2"><text:span text:style-name="T15">&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15">– </text:span>Ну хорошо. Убедила. В конце-концов, можем поступить так. Вы с Флатти вернётесь обратно а я продолжу поиски здесь.</text:p>
      <text:p text:style-name="P62"><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15">– </text:span>Вы можете связываться со мной раз в месяц по коридору.</text:p>
      <text:p text:style-name="P62"><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15">– </text:span>Конечно оставаться. Кто ещё, кроме нас, может найти её?</text:p>
      <text:p text:style-name="P62"><text:span text:style-name="T15">– </text:span>Я думал, ты не сможешь оставить Энджела и всех остальных надолго.</text:p>
      <text:p text:style-name="P62"><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15">– </text:span>Извини, Флаттершай, забылся.</text:p>
      <text:p text:style-name="P67"><text:span text:style-name="T15">– </text:span>Та ладно, я ж не против, – возразила Эпплджек. – Не парься, Флатти. Было б хуже, если б он <text:s/>назвал меня Эпплджек на людях.</text:p>
      <text:p text:style-name="P67"><text:span text:style-name="T15">– </text:span>Ты так... – запнулась Флаттершай. – Так быстро забыла свою ферму. И...</text:p>
      <text:p text:style-name="P67"><text:soft-page-break/><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15">– </text:span>Как ты можешь так говорить? – расплакалась Флаттершай.</text:p>
      <text:p text:style-name="P67"><text:span text:style-name="T15">– </text:span>Эй, девушки, не ссорьтесь! Мы — одна команда! И надеюсь, останемся ею и в дальнейшем. </text:p>
      <text:list xml:id="list2081912736940672882" text:style-name="L5">
        <text:list-header>
          <text:p text:style-name="P11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15">– </text:span>А если нет? – Эпплджек смотрела мне мне прямо в глаза.</text:p>
      <text:list xml:id="list181235588083619" text:continue-numbering="true" text:style-name="L5">
        <text:list-header>
          <text:p text:style-name="P116">Я молча пожал плечами. Эпплджек уверенно продолжила.</text:p>
        </text:list-header>
      </text:list>
      <text:p text:style-name="P67"><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15">– </text:span>Спасибо, ЭйДжей.</text:p>
      <text:p text:style-name="P67"><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235618291250" text:continue-numbering="true" text:style-name="L5">
        <text:list-header>
          <text:p text:style-name="P116">Флаттершай пробормотала нечто, показавшееся мне знакомым.</text:p>
        </text:list-header>
      </text:list>
      <text:p text:style-name="P67"><text:span text:style-name="T15">– </text:span>Флатти, ты что-то сказала? Я не расслышал.</text:p>
      <text:p text:style-name="P67"><text:span text:style-name="T15">– </text:span>Намерение Изменяет Реальность.</text:p>
      <text:p text:style-name="P67"><text:span text:style-name="T15">– </text:span>Эээ. А где ты слышала эту фразу, если не секрет?</text:p>
      <text:p text:style-name="P67"><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236331882860"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15">– </text:span>Флатти, ЭйДжей, буду через час. Ждите!</text:p>
      <text:p text:style-name="P62"/>
      <text:h text:style-name="P124" text:outline-level="2">Почти.</text:h>
      <text:p text:style-name="P75"/>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1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24" text:outline-level="2">Дискорд</text:h>
      <text:p text:style-name="P77"/>
      <text:p text:style-name="P75">Девушки поспешно собирались, пока я растолковывал им задачу.</text:p>
      <text:p text:style-name="P75"><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15">– </text:span>Это тот твой приятель, который разбился с полгода назад? – спросила Эпплджек.</text:p>
      <text:p text:style-name="P75"><text:span text:style-name="T15">– </text:span>Да, это он.</text:p>
      <text:p text:style-name="P75"><text:span text:style-name="T15">– </text:span>А как мы попадём в его квартиру? Там сейчас кто-то живёт? – Флаттершай прыгала на одной ноге, натягивая кед.</text:p>
      <text:p text:style-name="P75"><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6">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1">Плохо написано!</text:span><text:span text:style-name="T1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15">– </text:span>Макс, что случилось? У нас проблемы?</text:p>
      <text:p text:style-name="P76"><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oft-page-break/><text:span text:style-name="T1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15">– </text:span>Нет нужды. Лучше станьте-ка сзади меня так, чтобы заслонить от этих бабулек и от вооон той камеры наблюдения.</text:p>
      <text:list xml:id="list2195056689453673103" text:style-name="L6">
        <text:list-header>
          <text:p text:style-name="P11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3"><text:span text:style-name="T1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3"><text:span text:style-name="T15">– </text:span>Макс, тут окно разбито! И верёвка какая-то висит. – крикнула Флаттершай из кухни.</text:p>
      <text:p text:style-name="P93"><text:span text:style-name="T1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1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15">– </text:span>Оп-па! – пробормотала Эпплджек. – Нежданчик!</text:p>
      <text:p text:style-name="P93"><text:span text:style-name="T15">– </text:span>Ты, я вижу, времени не терял, – моя рука под прикрытием стола медленно тянулась к тяжёлой фарфоровой кружке, стоящей на краю.</text:p>
      <text:p text:style-name="P78"><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oft-page-break/><text:span text:style-name="T15">– </text:span>А почему ты вообще решил искать нас тут? – спросила Эпплджек. – Приехал бы домой. Мы б тебя чаем напоили.</text:p>
      <text:p text:style-name="P78"><text:span text:style-name="T1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8"><text:span text:style-name="T15">– </text:span>С кем это вы тут разговариваете?</text:p>
      <text:list xml:id="list8391952198769762905"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25"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text:soft-page-break/>–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4">– Ффы, тьфу, пффф, пфу! <text:span text:style-name="T15">&lt;</text:span><text:span text:style-name="T21">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text:soft-page-break/>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22">сюда можно вставить похождения Дискорда — вторая неопубликованная глава. Первая — секс с Селестией</text:span>&gt;</text:p>
      <text:p text:style-name="P85">***</text:p>
      <text:p text:style-name="P88"><text:soft-page-break/>–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17">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88">– И что? – продолжила его мысль Эпплджек.</text:p>
      <text:p text:style-name="P88">– Эквестрийские <text:span text:style-name="T15">&lt;</text:span><text:span text:style-name="T21">три месяца</text:span><text:span text:style-name="T1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text:soft-page-break/>–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84"/>
      <text:h text:style-name="P125"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15">&lt;</text:span><text:span text:style-name="T21">полгода</text:span><text:span text:style-name="T15">&gt;</text:span> назад своим проходом в Эквестрию.</text:p>
      <text:p text:style-name="P84">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0"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1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text:soft-page-break/></text:p>
      <text:p text:style-name="P62"><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2">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text:soft-page-break/>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9">–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15">&lt;</text:span>упомянуть в эпизоде на Терре, что МЛП-сериал закрылся год назад<text:span text:style-name="T1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15">&lt;</text:span><text:span text:style-name="T23">чёрт</text:span><text:span text:style-name="T1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text:soft-page-break/>–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1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1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15">– </text:span>Факн щит<text:note text:id="ftn12" text:note-class="footnote"><text:note-citation>12</text:note-citation><text:note-body><text:p text:style-name="P9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1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15">&lt;</text:span><text:span text:style-name="T21">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2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15">&lt;</text:span><text:span text:style-name="T21">полгода</text:span><text:span text:style-name="T1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21">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8968090525397809040" text:style-name="L8">
        <text:list-header>
          <text:p text:style-name="P118">(<text:span text:style-name="T27">Луна — как повелительница снов, слышала разговор Макса с Анакорном</text:span>)</text:p>
          <text:p text:style-name="P119"/>
        </text:list-header>
      </text:list>
      <text:p text:style-name="P85">***</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62">Я опустил руку на шею Дэш и ощутил теплоту и лёгкое покалывание в пустоте.</text:p>
      <text:p text:style-name="P62"><text:span text:style-name="T1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text:soft-page-break/></text:p>
      <text:h text:style-name="P125" text:outline-level="2">Земля</text:h>
      <text:p text:style-name="P65">Музыкальная тема из бегущего по лезвию бритвы — <text:span text:style-name="T1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2">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1">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2T18:12:34.747145923</dc:date>
    <meta:editing-duration>P47DT22H44M47S</meta:editing-duration>
    <meta:editing-cycles>2028</meta:editing-cycles>
    <meta:generator>LibreOffice/5.0.2.2$Linux_X86_64 LibreOffice_project/00m0$Build-2</meta:generator>
    <meta:document-statistic meta:table-count="0" meta:image-count="0" meta:object-count="0" meta:page-count="122" meta:paragraph-count="2539" meta:word-count="56055" meta:character-count="372491" meta:non-whitespace-character-count="316224"/>
  </office:meta>
</office:document-meta>
</file>